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left="1.0799in" fo:margin-right="1.0945in" fo:margin-top="0.0043in" fo:margin-bottom="0in" loext:contextual-spacing="false" fo:line-height="0.1665in" fo:text-align="center" style:justify-single-word="false" fo:text-indent="0in" style:auto-text-indent="false"/>
    </style:style>
    <style:style style:name="P2" style:family="paragraph" style:parent-style-name="Standard">
      <style:paragraph-properties fo:margin-top="0.0102in" fo:margin-bottom="0in" loext:contextual-spacing="false" fo:line-height="0.1665in"/>
      <style:text-properties fo:font-size="10pt" style:font-size-asian="10pt" style:font-size-complex="10pt"/>
    </style:style>
    <style:style style:name="P3" style:family="paragraph" style:parent-style-name="Standard">
      <style:paragraph-properties fo:margin-left="0.0693in" fo:margin-right="0in" fo:text-indent="0in" style:auto-text-indent="false"/>
    </style:style>
    <style:style style:name="P4" style:family="paragraph" style:parent-style-name="Standard">
      <style:paragraph-properties fo:margin-left="0.0693in" fo:margin-right="0in" fo:line-height="0.1665in" fo:text-indent="0in" style:auto-text-indent="false"/>
    </style:style>
    <style:style style:name="P5" style:family="paragraph" style:parent-style-name="Standard">
      <style:paragraph-properties fo:margin-left="0.0693in" fo:margin-right="0in" fo:text-indent="0in" style:auto-text-indent="false"/>
      <style:text-properties fo:font-size="10pt" fo:font-weight="bold" style:font-size-asian="10pt" style:font-weight-asian="bold" style:font-size-complex="10pt"/>
    </style:style>
    <style:style style:name="P6" style:family="paragraph" style:parent-style-name="Standard">
      <style:paragraph-properties fo:margin-left="0.0693in" fo:margin-right="0in" fo:margin-top="0.0189in" fo:margin-bottom="0in" loext:contextual-spacing="false" fo:text-indent="0in" style:auto-text-indent="false"/>
    </style:style>
    <style:style style:name="P7" style:family="paragraph" style:parent-style-name="Standard">
      <style:paragraph-properties fo:margin-left="0.0693in" fo:margin-right="0in" fo:margin-top="0.0189in" fo:margin-bottom="0in" loext:contextual-spacing="false" fo:text-indent="0in" style:auto-text-indent="false"/>
      <style:text-properties officeooo:rsid="0004f612" officeooo:paragraph-rsid="0004f612"/>
    </style:style>
    <style:style style:name="P8" style:family="paragraph" style:parent-style-name="Standard">
      <style:paragraph-properties fo:margin-left="0.0693in" fo:margin-right="0in" fo:margin-top="0.0047in" fo:margin-bottom="0in" loext:contextual-spacing="false" fo:line-height="0.1665in" fo:text-indent="0in" style:auto-text-indent="false">
        <style:tab-stops>
          <style:tab-stop style:position="0.5693in"/>
        </style:tab-stops>
      </style:paragraph-properties>
    </style:style>
    <style:style style:name="P9" style:family="paragraph" style:parent-style-name="Standard">
      <style:paragraph-properties fo:margin-left="0.0693in" fo:margin-right="0in" fo:margin-top="0.0256in" fo:margin-bottom="0in" loext:contextual-spacing="false" fo:text-indent="0in" style:auto-text-indent="false"/>
    </style:style>
    <style:style style:name="P10" style:family="paragraph" style:parent-style-name="Standard">
      <style:paragraph-properties fo:margin-left="0.0693in" fo:margin-right="0.0547in" fo:margin-top="0.0217in" fo:margin-bottom="0in" loext:contextual-spacing="false" fo:line-height="0.1665in" fo:text-indent="0in" style:auto-text-indent="false"/>
    </style:style>
    <style:style style:name="P11" style:family="paragraph" style:parent-style-name="Standard">
      <style:paragraph-properties fo:margin-left="0in" fo:margin-right="0.0543in" fo:margin-top="0.0181in" fo:margin-bottom="0in" loext:contextual-spacing="false" fo:line-height="0.1665in" fo:text-indent="0in" style:auto-text-indent="false"/>
    </style:style>
    <style:style style:name="P12" style:family="paragraph" style:parent-style-name="Standard">
      <style:paragraph-properties fo:margin-left="0in" fo:margin-right="0in" fo:text-indent="0in" style:auto-text-indent="false"/>
      <style:text-properties officeooo:paragraph-rsid="0004f612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size="10pt" fo:font-weight="bold" style:font-size-asian="10pt" style:font-weight-asian="bold" style:font-size-complex="10pt"/>
    </style:style>
    <style:style style:name="P14" style:family="paragraph" style:parent-style-name="Standard">
      <style:paragraph-properties fo:margin-left="0in" fo:margin-right="0in" fo:margin-top="0.0181in" fo:margin-bottom="0in" loext:contextual-spacing="false" fo:text-indent="0.0693in" style:auto-text-indent="false"/>
    </style:style>
    <style:style style:name="P15" style:family="paragraph" style:parent-style-name="Standard">
      <style:paragraph-properties fo:margin-left="0in" fo:margin-right="1.8016in" fo:margin-top="0.0016in" fo:margin-bottom="0in" loext:contextual-spacing="false" fo:text-indent="0.5in" style:auto-text-indent="false"/>
    </style:style>
    <style:style style:name="P16" style:family="paragraph" style:parent-style-name="Standard">
      <style:paragraph-properties fo:margin-top="0.002in" fo:margin-bottom="0in" loext:contextual-spacing="false" fo:line-height="0.1665in"/>
      <style:text-properties fo:font-size="10pt" style:font-size-asian="10pt" style:font-size-complex="10pt"/>
    </style:style>
    <style:style style:name="P17" style:family="paragraph" style:parent-style-name="Standard" style:master-page-name="Standard">
      <style:paragraph-properties fo:margin-left="2.5311in" fo:margin-right="2.5516in" fo:margin-top="0.0398in" fo:margin-bottom="0in" loext:contextual-spacing="false" fo:text-align="center" style:justify-single-word="false" fo:text-indent="0in" style:auto-text-indent="false" style:page-number="auto"/>
      <style:text-properties fo:font-size="14pt" style:font-size-asian="14pt" style:font-size-complex="14pt"/>
    </style:style>
    <style:style style:name="P18" style:family="paragraph" style:parent-style-name="Standard" style:list-style-name="WWNum2">
      <style:paragraph-properties fo:line-height="0.1528in"/>
      <style:text-properties fo:font-size="10pt" officeooo:paragraph-rsid="0012fea9" style:font-size-asian="10pt" style:font-size-complex="10pt"/>
    </style:style>
    <style:style style:name="P19" style:family="paragraph" style:parent-style-name="Standard" style:list-style-name="WWNum2">
      <style:text-properties fo:font-size="10pt" style:font-size-asian="10pt" style:font-size-complex="10pt"/>
    </style:style>
    <style:style style:name="P20" style:family="paragraph" style:parent-style-name="Standard">
      <style:text-properties fo:font-size="6pt" style:font-size-asian="5.25pt" style:font-size-complex="6pt"/>
    </style:style>
    <style:style style:name="P21" style:family="paragraph" style:parent-style-name="Standard" style:list-style-name="WWNum2">
      <style:paragraph-properties fo:line-height="0.1528in"/>
      <style:text-properties fo:font-size="6pt" officeooo:paragraph-rsid="0012fea9" style:font-size-asian="5.25pt" style:font-size-complex="6pt"/>
    </style:style>
    <style:style style:name="P22" style:family="paragraph" style:parent-style-name="Standard" style:list-style-name="WWNum2">
      <style:paragraph-properties fo:margin-top="0.0134in" fo:margin-bottom="0in" loext:contextual-spacing="false" fo:line-height="0.1528in"/>
      <style:text-properties fo:font-size="10pt" style:font-size-asian="10pt" style:font-size-complex="10pt"/>
    </style:style>
    <style:style style:name="P23" style:family="paragraph" style:parent-style-name="Standard" style:list-style-name="WWNum2">
      <style:paragraph-properties fo:margin-top="0.0134in" fo:margin-bottom="0in" loext:contextual-spacing="false" fo:line-height="0.1528in"/>
    </style:style>
    <style:style style:name="P24" style:family="paragraph" style:parent-style-name="Standard">
      <style:paragraph-properties fo:margin-top="0.0134in" fo:margin-bottom="0in" loext:contextual-spacing="false" fo:line-height="0.1528in"/>
      <style:text-properties fo:font-size="6pt" style:font-size-asian="5.25pt" style:font-size-complex="6pt"/>
    </style:style>
    <style:style style:name="P25" style:family="paragraph" style:parent-style-name="Standard" style:list-style-name="WWNum2">
      <style:paragraph-properties fo:margin-top="0.0016in" fo:margin-bottom="0in" loext:contextual-spacing="false"/>
    </style:style>
    <style:style style:name="P26" style:family="paragraph" style:parent-style-name="Standard" style:list-style-name="WWNum2">
      <style:paragraph-properties fo:margin-top="0.0016in" fo:margin-bottom="0in" loext:contextual-spacing="false" fo:line-height="0.1665in">
        <style:tab-stops>
          <style:tab-stop style:position="0.5693in"/>
        </style:tab-stops>
      </style:paragraph-properties>
    </style:style>
    <style:style style:name="P27" style:family="paragraph" style:parent-style-name="Standard">
      <style:paragraph-properties fo:margin-left="0in" fo:margin-right="0.0543in" fo:margin-top="0.0181in" fo:margin-bottom="0in" loext:contextual-spacing="false" fo:line-height="0.1665in" fo:text-indent="0in" style:auto-text-indent="false">
        <style:tab-stops>
          <style:tab-stop style:position="6.6535in"/>
        </style:tab-stops>
      </style:paragraph-properties>
      <style:text-properties officeooo:paragraph-rsid="0012fea9"/>
    </style:style>
    <style:style style:name="P28" style:family="paragraph" style:parent-style-name="Standard">
      <style:paragraph-properties fo:margin-left="0in" fo:margin-right="0.0543in" fo:margin-top="0.0181in" fo:margin-bottom="0in" loext:contextual-spacing="false" fo:line-height="0.1665in" fo:text-indent="0in" style:auto-text-indent="false">
        <style:tab-stops>
          <style:tab-stop style:position="4.9346in"/>
        </style:tab-stops>
      </style:paragraph-properties>
      <style:text-properties fo:font-size="10pt" style:font-size-asian="10pt" style:font-size-complex="10pt"/>
    </style:style>
    <style:style style:name="P29" style:family="paragraph" style:parent-style-name="Standard">
      <style:paragraph-properties fo:margin-left="0.0693in" fo:margin-right="0in" fo:margin-top="0.0189in" fo:margin-bottom="0in" loext:contextual-spacing="false" fo:text-indent="0in" style:auto-text-indent="false"/>
      <style:text-properties fo:font-size="6pt" style:font-size-asian="5.25pt" style:font-size-complex="6pt"/>
    </style:style>
    <style:style style:name="P30" style:family="paragraph" style:parent-style-name="Standard">
      <style:paragraph-properties fo:margin-left="0.0693in" fo:margin-right="0in" fo:text-indent="0in" style:auto-text-indent="false"/>
    </style:style>
    <style:style style:name="P31" style:family="paragraph" style:parent-style-name="Standard">
      <style:paragraph-properties fo:margin-left="0.0693in" fo:margin-right="0in" fo:text-indent="0in" style:auto-text-indent="false"/>
      <style:text-properties fo:font-size="6pt" fo:font-weight="bold" style:font-size-asian="5.25pt" style:font-weight-asian="bold" style:font-size-complex="6pt" style:font-weight-complex="bold"/>
    </style:style>
    <style:style style:name="P32" style:family="paragraph" style:parent-style-name="Standard">
      <style:paragraph-properties fo:margin-left="0.0693in" fo:margin-right="0in" fo:line-height="0.1665in" fo:text-indent="0in" style:auto-text-indent="false"/>
      <style:text-properties fo:font-size="6pt" style:font-size-asian="5.25pt" style:font-size-complex="6pt"/>
    </style:style>
    <style:style style:name="P33" style:family="paragraph" style:parent-style-name="Standard">
      <style:paragraph-properties fo:margin-left="0.0693in" fo:margin-right="0in" fo:line-height="0.1665in" fo:text-indent="0in" style:auto-text-indent="false"/>
      <style:text-properties fo:font-size="10pt" style:font-size-asian="10pt" style:font-size-complex="10pt"/>
    </style:style>
    <style:style style:name="P34" style:family="paragraph" style:parent-style-name="Standard">
      <style:paragraph-properties fo:margin-left="0.0693in" fo:margin-right="0in" fo:margin-top="0.0047in" fo:margin-bottom="0in" loext:contextual-spacing="false" fo:line-height="0.1665in" fo:text-align="start" style:justify-single-word="false" fo:text-indent="0in" style:auto-text-indent="false">
        <style:tab-stops>
          <style:tab-stop style:position="0.5693in"/>
        </style:tab-stops>
      </style:paragraph-properties>
      <style:text-properties fo:font-size="6pt" fo:font-weight="normal" style:font-size-asian="5.25pt" style:font-weight-asian="normal" style:font-size-complex="6pt" style:font-weight-complex="normal"/>
    </style:style>
    <style:style style:name="P35" style:family="paragraph" style:parent-style-name="Standard" style:master-page-name="">
      <loext:graphic-properties draw:fill="none"/>
      <style:paragraph-properties fo:margin-left="0in" fo:margin-right="0in" fo:text-align="start" style:justify-single-word="false" fo:orphans="2" fo:widows="2" fo:text-indent="0in" style:auto-text-indent="false" style:page-number="auto" fo:background-color="transparent" style:writing-mode="lr-tb"/>
    </style:style>
    <style:style style:name="P36" style:family="paragraph" style:parent-style-name="Standard" style:master-page-name="">
      <loext:graphic-properties draw:fill="none"/>
      <style:paragraph-properties fo:margin-left="0in" fo:margin-right="0in" fo:margin-top="0.0134in" fo:margin-bottom="0in" loext:contextual-spacing="false" fo:line-height="0.1528in" fo:text-align="start" style:justify-single-word="false" fo:orphans="2" fo:widows="2" fo:text-indent="0in" style:auto-text-indent="false" style:page-number="auto" fo:background-color="transparent" style:writing-mode="lr-tb">
        <style:tab-stops/>
      </style:paragraph-properties>
      <style:text-properties fo:font-size="10pt" style:font-size-asian="10pt" style:font-size-complex="10pt"/>
    </style:style>
    <style:style style:name="P37" style:family="paragraph" style:parent-style-name="Standard" style:master-page-name="">
      <loext:graphic-properties draw:fill="none"/>
      <style:paragraph-properties fo:margin-left="0in" fo:margin-right="0in" fo:line-height="100%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1.1654in"/>
          <style:tab-stop style:position="5.189in"/>
        </style:tab-stops>
      </style:paragraph-properties>
      <style:text-properties fo:font-size="10pt" officeooo:paragraph-rsid="0012fea9" style:font-size-asian="10pt" style:font-size-complex="10pt"/>
    </style:style>
    <style:style style:name="P38" style:family="paragraph" style:parent-style-name="Standard" style:master-page-name="">
      <loext:graphic-properties draw:fill="none"/>
      <style:paragraph-properties fo:margin-left="0.0618in" fo:margin-right="0in" fo:text-align="start" style:justify-single-word="false" fo:orphans="2" fo:widows="2" fo:text-indent="0in" style:auto-text-indent="false" style:page-number="auto" fo:background-color="transparent" style:writing-mode="lr-tb"/>
      <style:text-properties fo:font-size="10pt" style:font-size-asian="10pt" style:font-size-complex="10pt"/>
    </style:style>
    <style:style style:name="P39" style:family="paragraph" style:parent-style-name="Standard" style:list-style-name="WWNum2" style:master-page-name="">
      <loext:graphic-properties draw:fill="none"/>
      <style:paragraph-properties fo:margin-left="0.4366in" fo:margin-right="0in" fo:line-height="0.1528in" fo:text-align="start" style:justify-single-word="false" fo:orphans="2" fo:widows="2" fo:text-indent="-0.1866in" style:auto-text-indent="false" style:page-number="auto" fo:background-color="transparent" style:writing-mode="lr-tb"/>
      <style:text-properties officeooo:paragraph-rsid="0012fea9"/>
    </style:style>
    <style:style style:name="P40" style:family="paragraph" style:parent-style-name="List_20_Paragraph" style:list-style-name="WWNum2">
      <style:paragraph-properties fo:margin-top="0.0118in" fo:margin-bottom="0in" loext:contextual-spacing="true" fo:line-height="0.1665in">
        <style:tab-stops>
          <style:tab-stop style:position="0.5693in"/>
        </style:tab-stops>
      </style:paragraph-properties>
      <style:text-properties fo:font-size="10pt" officeooo:paragraph-rsid="0004f612" style:font-size-asian="10pt" style:font-size-complex="10pt"/>
    </style:style>
    <style:style style:name="P41" style:family="paragraph" style:parent-style-name="List_20_Paragraph" style:list-style-name="WWNum2">
      <style:paragraph-properties fo:margin-top="0.0118in" fo:margin-bottom="0in" loext:contextual-spacing="true" fo:line-height="0.1665in">
        <style:tab-stops>
          <style:tab-stop style:position="0.5693in"/>
        </style:tab-stops>
      </style:paragraph-properties>
      <style:text-properties officeooo:paragraph-rsid="0004f612"/>
    </style:style>
    <style:style style:name="P42" style:family="paragraph" style:parent-style-name="List_20_Paragraph" style:list-style-name="WWNum2">
      <style:paragraph-properties fo:margin-top="0.0091in" fo:margin-bottom="0in" loext:contextual-spacing="true" fo:line-height="0.1665in">
        <style:tab-stops>
          <style:tab-stop style:position="0.5693in"/>
        </style:tab-stops>
      </style:paragraph-properties>
      <style:text-properties fo:font-size="10pt" style:font-size-asian="10pt" style:font-size-complex="10pt"/>
    </style:style>
    <style:style style:name="P43" style:family="paragraph">
      <loext:graphic-properties draw:fill="none"/>
      <style:paragraph-properties fo:text-align="star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4f612" style:font-size-asian="10pt" style:font-size-complex="10pt"/>
    </style:style>
    <style:style style:name="T3" style:family="text">
      <style:text-properties fo:font-size="10pt" officeooo:rsid="0007e676" style:font-size-asian="10pt" style:font-size-complex="10pt"/>
    </style:style>
    <style:style style:name="T4" style:family="text">
      <style:text-properties fo:font-size="10pt" officeooo:rsid="0008ff75" style:font-size-asian="10pt" style:font-size-complex="10pt"/>
    </style:style>
    <style:style style:name="T5" style:family="text">
      <style:text-properties fo:font-size="10pt" officeooo:rsid="00175cee" style:font-size-asian="10pt" style:font-size-complex="10pt"/>
    </style:style>
    <style:style style:name="T6" style:family="text">
      <style:text-properties fo:font-size="10pt" fo:font-weight="bold" style:font-size-asian="10pt" style:font-weight-asian="bold" style:font-size-complex="10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fo:font-weight="bold" officeooo:rsid="0004f612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077e1e" style:font-size-asian="10pt" style:font-weight-asian="bold" style:font-size-complex="10pt"/>
    </style:style>
    <style:style style:name="T10" style:family="text">
      <style:text-properties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font-size="10pt" fo:font-weight="normal" officeooo:rsid="0004f612" style:font-size-asian="10pt" style:font-weight-asian="normal" style:font-size-complex="10pt" style:font-weight-complex="normal"/>
    </style:style>
    <style:style style:name="T12" style:family="text">
      <style:text-properties fo:font-size="10pt" fo:font-weight="normal" officeooo:rsid="0006155e" style:font-size-asian="10pt" style:font-weight-asian="normal" style:font-size-complex="10pt" style:font-weight-complex="normal"/>
    </style:style>
    <style:style style:name="T13" style:family="text">
      <style:text-properties fo:font-size="10pt" fo:font-weight="normal" officeooo:rsid="0007e676" style:font-size-asian="10pt" style:font-weight-asian="normal" style:font-size-complex="10pt" style:font-weight-complex="normal"/>
    </style:style>
    <style:style style:name="T14" style:family="text">
      <style:text-properties fo:font-size="10pt" fo:font-weight="normal" officeooo:rsid="000d04ea" style:font-size-asian="10pt" style:font-weight-asian="normal" style:font-size-complex="10pt" style:font-weight-complex="normal"/>
    </style:style>
    <style:style style:name="T15" style:family="text">
      <style:text-properties style:font-name="Arial" fo:font-size="10pt" style:font-name-asian="Arial1" style:font-size-asian="10pt" style:font-name-complex="Arial1" style:font-size-complex="10pt"/>
    </style:style>
    <style:style style:name="T16" style:family="text">
      <style:text-properties style:font-name="Symbol" fo:font-size="10pt" style:font-name-asian="Symbol2" style:font-size-asian="10pt" style:font-name-complex="Symbol2" style:font-size-complex="10pt"/>
    </style:style>
    <style:style style:name="T17" style:family="text">
      <style:text-properties officeooo:rsid="000b0827"/>
    </style:style>
    <style:style style:name="T18" style:family="text">
      <style:text-properties fo:font-weight="bold" style:font-weight-asian="bold"/>
    </style:style>
    <style:style style:name="T19" style:family="text">
      <style:text-properties fo:font-weight="bold" style:font-weight-asian="bold" style:text-scale="99%"/>
    </style:style>
    <style:style style:name="T20" style:family="text">
      <style:text-properties fo:font-weight="bold" officeooo:rsid="000b0827" style:font-weight-asian="bold" style:font-weight-complex="bold"/>
    </style:style>
    <style:style style:name="T21" style:family="text">
      <style:text-properties style:use-window-font-color="true" fo:font-size="10pt" style:text-underline-style="none" style:font-size-asian="10pt" style:font-size-complex="10pt"/>
    </style:style>
    <style:style style:name="T22" style:family="text">
      <style:text-properties style:use-window-font-color="true" fo:font-size="10pt" style:text-underline-style="none" officeooo:rsid="000d04ea" style:font-size-asian="10pt" style:font-size-complex="10pt"/>
    </style:style>
    <style:style style:name="T23" style:family="text">
      <style:text-properties officeooo:rsid="000e75a8"/>
    </style:style>
    <style:style style:name="T24" style:family="text">
      <style:text-properties fo:font-size="6pt" style:font-size-asian="5.25pt" style:font-size-complex="6pt"/>
    </style:style>
    <style:style style:name="T25" style:family="text">
      <style:text-properties fo:font-size="6pt" style:font-size-asian="6pt" style:font-size-complex="6pt"/>
    </style:style>
    <style:style style:name="T26" style:family="text">
      <style:text-properties officeooo:rsid="0014e26d"/>
    </style:style>
    <style:style style:name="T27" style:family="text">
      <style:text-properties officeooo:rsid="00154fb5"/>
    </style:style>
    <style:style style:name="T28" style:family="text">
      <style:text-properties officeooo:rsid="0016a8c7"/>
    </style:style>
    <style:style style:name="T29" style:family="text">
      <style:text-properties officeooo:rsid="001927a9"/>
    </style:style>
    <style:style style:name="gr1" style:family="graphic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075in" svg:stroke-color="#000000" draw:stroke-linejoin="round" draw:fill="none" draw:textarea-horizontal-align="center" draw:textarea-vertical-align="top" draw:auto-grow-height="false" draw:fit-to-size="false" style:shrink-to-fit="false" fo:padding-top="0.0492in" fo:padding-bottom="0.0492in" fo:padding-left="0.0984in" fo:padding-right="0.0984in" fo:wrap-option="wrap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9">Marin</text:span><text:span text:style-name="T18"> </text:span><text:span text:style-name="T19">P.</text:span><text:span text:style-name="T18"> </text:span><text:span text:style-name="T19">Marinov</text:span></text:p>
      <text:p text:style-name="P1"><text:span text:style-name="T1">New York, NY 10040 | 347-595-2552 | </text:span><text:span text:style-name="T21">mari</text:span><text:span text:style-name="ListLabel_20_19"><text:span text:style-name="T21">n.marinov@macaulay.cuny.ed</text:span></text:span><text:span text:style-name="ListLabel_20_19"><text:span text:style-name="T22">u</text:span></text:span></text:p>
      <text:p text:style-name="P1">https://mmarinov.netlify.com/</text:p>
      <text:p text:style-name="P2"/>
      <text:p text:style-name="P5"><draw:g text:anchor-type="paragraph" draw:z-index="0" draw:name="Image1" draw:style-name="gr1"><draw:line draw:style-name="gr2" draw:text-style-name="P43" svg:x1="0.9799in" svg:y1="0.1839in" svg:x2="7.5256in" svg:y2="0.1839in"><text:p/></draw:line></draw:g>Education</text:p>
      <text:p text:style-name="P10"><text:span text:style-name="T6">Macaulay Honors College at Hunter College <text:s text:c="86"/></text:span><text:span text:style-name="T1">New York, NY Bachelor of Arts in Computer Science | Minor: Mathematics, Psychology | GPA: 3.9 <text:s text:c="34"/>May 2021</text:span></text:p>
      <text:p text:style-name="P38">William E. Macaulay Honors College Scholarship, full tuition merit scholarship</text:p>
      <text:p text:style-name="P33">Daedalus Honors Computer Science Scholar</text:p>
      <text:p text:style-name="P32"><text:tab/></text:p>
      <text:p text:style-name="P3"><draw:g text:anchor-type="paragraph" draw:z-index="4" draw:name="Image5" draw:style-name="gr1"><draw:line draw:style-name="gr2" draw:text-style-name="P43" svg:x1="0.9799in" svg:y1="0.1811in" svg:x2="7.5256in" svg:y2="0.1811in"><text:p/></draw:line></draw:g><text:span text:style-name="T6">Work Experience</text:span></text:p>
      <text:p text:style-name="P35"><text:span text:style-name="T7"><text:s text:c="2"/>Macaulay Business Club | Macaulay Honors College <text:s text:c="73"/></text:span><text:span text:style-name="T10">New York, NY</text:span></text:p>
      <text:p text:style-name="P36"><text:s text:c="3"/>Web developer <text:s text:c="124"/>October 2018 - Present</text:p>
      <text:list xml:id="list3898677354" text:style-name="WWNum2">
        <text:list-item>
          <text:p text:style-name="P22"><text:s/>Collaborated with the tech team and managed the club’s website.</text:p>
        </text:list-item>
        <text:list-item>
          <text:p text:style-name="P23"><text:span text:style-name="T1"><text:s/>Organized tech events </text:span><text:span text:style-name="T5">to</text:span><text:span text:style-name="T1"> educate other </text:span><text:span text:style-name="T5">club </text:span><text:span text:style-name="T1">members on </text:span><text:span text:style-name="T7">HTML/CSS</text:span><text:span text:style-name="T1"> basics and fundamentals.</text:span></text:p>
        </text:list-item>
      </text:list>
      <text:p text:style-name="P24"><text:tab/><text:tab/><text:tab/><text:tab/></text:p>
      <text:p text:style-name="P11"><text:span text:style-name="T6"><text:s/>Dolciani Math Learning Center | CUNY Hunter College <text:s text:c="67"/></text:span><text:span text:style-name="T1">New York, NY <text:s text:c="75"/></text:span></text:p>
      <text:p text:style-name="P28"><text:s text:c="2"/>Calculus and Computer Science Tutor <text:s text:c="59"/><text:tab/><text:tab/> <text:s text:c="2"/>September 2017 - Present</text:p>
      <text:list xml:id="list215024840611578" text:continue-numbering="true" text:style-name="WWNum2">
        <text:list-item>
          <text:p text:style-name="P25"><text:span text:style-name="T15"><text:s/></text:span><text:span text:style-name="T1">Conducted individualized tutoring and set goals for the chosen student</text:span><text:span text:style-name="T15">.</text:span></text:p>
        </text:list-item>
        <text:list-item>
          <text:p text:style-name="P26"><text:span text:style-name="T15"><text:s/></text:span><text:span text:style-name="T1">Coordinated intensive boot camps to prepare students for upcoming mathematics courses.</text:span></text:p>
        </text:list-item>
        <text:list-item>
          <text:p text:style-name="P19"><text:s/>Trained hundreds of students monthly and aided in preparation for exams <text:span text:style-name="T29">through problem-solving</text:span></text:p>
        </text:list-item>
      </text:list>
      <text:p text:style-name="P20"/>
      <text:p text:style-name="P27"><text:span text:style-name="T6">WeWork Labs | WeWork <text:s text:c="120"/></text:span><text:span text:style-name="T10">New York, NY</text:span></text:p>
      <text:p text:style-name="P37"><text:s text:c="3"/>Software Engineer <text:s text:c="115"/>June <text:span text:style-name="T23">2019 </text:span>- August 2019</text:p>
      <text:list xml:id="list215025533811380" text:continue-numbering="true" text:style-name="WWNum2">
        <text:list-item>
          <text:p text:style-name="P18">C<text:span text:style-name="T26">ommunicated</text:span> with the product team to create an algorithm for scoring mentors and extracting keywords from feedback notes <text:span text:style-name="T17">using </text:span><text:span text:style-name="T20">MonkeyLearn’s</text:span><text:span text:style-name="T17"> </text:span><text:span text:style-name="T20">Machine Learning API</text:span></text:p>
        </text:list-item>
        <text:list-item>
          <text:p text:style-name="P39"><text:span text:style-name="T10">Created a server with </text:span><text:span text:style-name="T7">Node</text:span><text:span text:style-name="T10"> and </text:span><text:span text:style-name="T7">Express </text:span><text:span text:style-name="T10">that would communicate with the mentor sign-up form by patching their calculated scores to the database once they submitted the form </text:span></text:p>
        </text:list-item>
        <text:list-item>
          <text:p text:style-name="P21"><text:span text:style-name="T14">Developed</text:span><text:span text:style-name="T10"> a</text:span><text:span text:style-name="T7"> React</text:span><text:span text:style-name="T10"> app that visually displayed and compared vetted versus non-vetted mentor scores.</text:span></text:p>
        </text:list-item>
      </text:list>
      <text:p text:style-name="P20"/>
      <text:p text:style-name="P3"><text:span text:style-name="T9">Latest </text:span><text:span text:style-name="T6">Projects</text:span></text:p>
      <text:p text:style-name="P12"><draw:g text:anchor-type="paragraph" draw:z-index="5" draw:name="Image4" draw:style-name="gr1"><draw:line draw:style-name="gr2" draw:text-style-name="P43" svg:x1="0.9799in" svg:y1="0.0165in" svg:x2="7.5256in" svg:y2="0.0165in"><text:p/></draw:line></draw:g><text:span text:style-name="T6"><text:s text:c="2"/>InstaPet App, Group Project </text:span><text:span text:style-name="T1">(React, Redux, Node, Express, PostreSQL) <text:s text:c="51"/>June 2019</text:span></text:p>
      <text:list xml:id="list215025645583557" text:continue-numbering="true" text:style-name="WWNum2">
        <text:list-item>
          <text:p text:style-name="P40"><text:span text:style-name="T27">Built</text:span> a full stack app that acted as a place for people to make an account, share pictures of their pets, and follow each another. </text:p>
        </text:list-item>
        <text:list-item>
          <text:p text:style-name="P41"><text:span text:style-name="T10">Managed the app’s database and routes</text:span><text:span text:style-name="T6"> </text:span><text:span text:style-name="T10">using </text:span><text:span text:style-name="T7">Sequelize </text:span><text:span text:style-name="T10">and </text:span><text:span text:style-name="T7">Express </text:span><text:span text:style-name="T10">and setup the </text:span><text:span text:style-name="T7">Redux store.</text:span></text:p>
        </text:list-item>
      </text:list>
      <text:p text:style-name="P29"><text:span text:style-name="T18"/></text:p>
      <text:p text:style-name="P6"><text:span text:style-name="T6">Statistics calculator, Personal Project </text:span><text:span text:style-name="T1">(C++, Doctest testing framework) <text:s text:c="51"/>June 2018</text:span></text:p>
      <text:list xml:id="list215025331733412" text:continue-numbering="true" text:style-name="WWNum2">
        <text:list-item>
          <text:p text:style-name="P42"><text:span text:style-name="T27">Constructed</text:span> a statistical calculator that computed 1-variable stats, confidence intervals, correlation coefficient, conducted hypothesis testing.</text:p>
        </text:list-item>
        <text:list-item>
          <text:p text:style-name="P42"><text:span text:style-name="T28">Designed</text:span> a formula sheet and provided more information on the data-set than other graphing calculators.</text:p>
        </text:list-item>
      </text:list>
      <text:p text:style-name="P31"/>
      <text:p text:style-name="P5">Technical Summary</text:p>
      <text:p text:style-name="P7"><draw:g text:anchor-type="paragraph" draw:z-index="6" draw:name="Image3" draw:style-name="gr1"><draw:line draw:style-name="gr2" draw:text-style-name="P43" svg:x1="0.9799in" svg:y1="0.0165in" svg:x2="7.5256in" svg:y2="0.0165in"><text:p/></draw:line></draw:g><text:span text:style-name="T6">Markup/Style: </text:span><text:span text:style-name="T10">HTML, CSS, Markdown</text:span></text:p>
      <text:p text:style-name="P6"><text:span text:style-name="T6">Programming Languages</text:span><text:span text:style-name="T1">: C++, Python, C#, JavaScript, TypeScript</text:span></text:p>
      <text:p text:style-name="P6"><text:span text:style-name="T7">Database(s)</text:span><text:span text:style-name="T10">: <text:s/>PostgreSQL</text:span></text:p>
      <text:p text:style-name="P4"><text:span text:style-name="T6">Software</text:span><text:span text:style-name="T1">: Git, GNU Make, Cmake, Microsoft Office, </text:span><text:span text:style-name="T2">AirTable, MonkeyLearn, Trello</text:span></text:p>
      <text:p text:style-name="P8"><text:span text:style-name="T8">Technologies</text:span><text:span text:style-name="T7">: </text:span><text:span text:style-name="T10">Angular</text:span><text:span text:style-name="T12">JS</text:span><text:span text:style-name="T10">, React</text:span><text:span text:style-name="T12">JS</text:span><text:span text:style-name="T10">, Redux, </text:span><text:span text:style-name="T11">GatsbyJS, JestJS,</text:span><text:span text:style-name="T10"> Node, Express</text:span></text:p>
      <text:p text:style-name="P34"/>
      <text:p text:style-name="P5">Relevant Coursework</text:p>
      <text:p text:style-name="P14"><draw:g text:anchor-type="paragraph" draw:z-index="1" draw:name="Image2" draw:style-name="gr1"><draw:line draw:style-name="gr2" draw:text-style-name="P43" svg:x1="0.9799in" svg:y1="0.0165in" svg:x2="7.5256in" svg:y2="0.0165in"><text:p/></draw:line></draw:g><text:span text:style-name="T1"><text:s/><text:tab/></text:span><text:span text:style-name="T16"></text:span><text:span text:style-name="T1"> <text:s/>Multi-variable Calculus <text:s text:c="44"/></text:span><text:span text:style-name="T16"></text:span><text:span text:style-name="T1"> <text:s/>Discrete Mathematics</text:span></text:p>
      <text:p text:style-name="P15"><text:span text:style-name="T16"></text:span><text:span text:style-name="T1"> <text:s/>Algorithms &amp; Data Structures <text:s text:c="34"/></text:span><text:span text:style-name="T16"></text:span><text:span text:style-name="T1"> <text:s/>Applied Statistics</text:span></text:p>
      <text:p text:style-name="P16"/>
      <text:p text:style-name="P13"><draw:g text:anchor-type="paragraph" draw:z-index="2" draw:name="Image5" draw:style-name="gr1"><draw:line draw:style-name="gr2" draw:text-style-name="P43" svg:x1="0.9799in" svg:y1="0.1811in" svg:x2="7.5256in" svg:y2="0.1811in"><text:p/></draw:line></draw:g><text:s text:c="2"/>Languages &amp; Interests</text:p>
      <text:p text:style-name="P6"><draw:g text:anchor-type="paragraph" draw:z-index="3" draw:name="Image6" draw:style-name="gr1"><draw:line draw:style-name="gr2" draw:text-style-name="P43" svg:x1="0.9799in" svg:y1="0.0165in" svg:x2="7.5256in" svg:y2="0.0165in"><text:p/></draw:line></draw:g><text:span text:style-name="T6">Languages: </text:span><text:span text:style-name="T1">Spanish (Elementary), Bulgarian (Native)</text:span></text:p>
      <text:p text:style-name="P9"><text:span text:style-name="T6">Interests: </text:span><text:span text:style-name="T13">Nutrition</text:span><text:span text:style-name="T1">, Weightlifting, Handball, Drawing, </text:span><text:span text:style-name="T3">Ping </text:span><text:span text:style-name="T4">Po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letter-kerning="false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style:font-name="Calibri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  <style:text-properties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fo:color="#0000ff" fo:font-size="10.5pt" style:text-underline-style="solid" style:text-underline-width="auto" style:text-underline-color="#0000ff" style:font-size-asian="10.5pt" style:font-size-complex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" style:display-name="ListLabel 20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Symbol2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Wingdings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Symbol2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Wingdings" style:font-family-complex="Wingdings" style:font-family-generic-complex="system" style:font-pitch-complex="variable"/>
    </style:style>
    <style:style style:name="ListLabel_20_29" style:display-name="ListLabel 29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Wingdings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Symbol2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2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" style:font-family-complex="Wingdings" style:font-family-generic-complex="system" style:font-pitch-complex="variable"/>
    </style:style>
    <style:style style:name="ListLabel_20_38" style:display-name="ListLabel 38" style:family="text">
      <style:text-properties fo:color="#0000ff" fo:font-size="10.5pt" style:text-underline-style="solid" style:text-underline-width="auto" style:text-underline-color="#0000ff" style:font-size-asian="10.5pt" style:font-size-complex="10.5pt"/>
    </style:style>
    <style:style style:name="ListLabel_20_39" style:display-name="ListLabel 39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Symbol2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Wingdings" style:font-family-complex="Wingdings" style:font-family-generic-complex="system" style:font-pitch-complex="variable"/>
    </style:style>
    <style:style style:name="ListLabel_20_45" style:display-name="ListLabel 45" style:family="text">
      <style:text-properties style:font-name-complex="Symbol2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Wingdings" style:font-family-complex="Wingdings" style:font-family-generic-complex="system" style:font-pitch-complex="variable"/>
    </style:style>
    <style:style style:name="ListLabel_20_48" style:display-name="ListLabel 48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Wingdings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Symbol2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Courier New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Wingdings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-complex="Symbol2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Wingdings" style:font-family-complex="Wingdings" style:font-family-generic-complex="system" style:font-pitch-complex="variable"/>
    </style:style>
    <style:style style:name="ListLabel_20_57" style:display-name="ListLabel 57" style:family="text">
      <style:text-properties fo:color="#0000ff" fo:font-size="10.5pt" style:text-underline-style="solid" style:text-underline-width="auto" style:text-underline-color="#0000ff" style:font-size-asian="10.5pt" style:font-size-complex="10.5pt"/>
    </style:style>
    <style:style style:name="ListLabel_20_58" style:display-name="ListLabel 58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2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2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" style:font-family-complex="Wingdings" style:font-family-generic-complex="system" style:font-pitch-complex="variable"/>
    </style:style>
    <style:style style:name="ListLabel_20_67" style:display-name="ListLabel 67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2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2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" style:font-family-complex="Wingdings" style:font-family-generic-complex="system" style:font-pitch-complex="variable"/>
    </style:style>
    <style:style style:name="ListLabel_20_76" style:display-name="ListLabel 76" style:family="text">
      <style:text-properties fo:color="#0000ff" fo:font-size="10.5pt" style:text-underline-style="solid" style:text-underline-width="auto" style:text-underline-color="#0000ff" style:font-size-asian="10.5pt" style:font-size-complex="10.5pt"/>
    </style:style>
    <style:style style:name="ListLabel_20_77" style:display-name="ListLabel 77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Courier New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Wingdings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Symbol2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Wingdings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Symbol2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Courier New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Wingdings" style:font-family-complex="Wingdings" style:font-family-generic-complex="system" style:font-pitch-complex="variable"/>
    </style:style>
    <style:style style:name="ListLabel_20_86" style:display-name="ListLabel 86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Courier New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Wingdings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complex="Symbol2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Courier New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Wingdings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Symbol2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Courier New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Wingdings" style:font-family-complex="Wingdings" style:font-family-generic-complex="system" style:font-pitch-complex="variable"/>
    </style:style>
    <style:style style:name="ListLabel_20_95" style:display-name="ListLabel 95" style:family="text">
      <style:text-properties fo:color="#0000ff" fo:font-size="10.5pt" style:text-underline-style="solid" style:text-underline-width="auto" style:text-underline-color="#0000ff" style:font-size-asian="10.5pt" style:font-size-complex="10.5pt"/>
    </style:style>
    <style:style style:name="Numbering_20_Symbols" style:display-name="Numbering Symbols" style:family="text"/>
    <style:style style:name="ListLabel_20_96" style:display-name="ListLabel 96" style:family="text">
      <style:text-properties fo:font-size="10pt" style:font-size-asian="10pt" style:font-name-complex="Symbol2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Symbol2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Symbol2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Symbol2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Symbol2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Symbol2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Symbol2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Symbol2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Symbol2" style:font-family-complex="Symbol" style:font-family-generic-complex="system" style:font-pitch-complex="variable"/>
    </style:style>
    <style:style style:name="ListLabel_20_105" style:display-name="ListLabel 105" style:family="text">
      <style:text-properties fo:color="#0000ff" fo:font-size="10pt" style:text-underline-style="solid" style:text-underline-width="auto" style:text-underline-color="#0000ff" style:font-size-asian="10pt" style:font-size-complex="10pt"/>
    </style:style>
    <style:style style:name="ListLabel_20_106" style:display-name="ListLabel 106" style:family="text">
      <style:text-properties fo:font-size="10pt" style:font-size-asian="10pt" style:font-name-complex="Symbol2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Symbol2" style:font-family-complex="Symbol" style:font-family-generic-complex="system" style:font-pitch-complex="variable"/>
    </style:style>
    <style:style style:name="ListLabel_20_108" style:display-name="ListLabel 108" style:family="text">
      <style:text-properties style:font-name-complex="Symbol2" style:font-family-complex="Symbol" style:font-family-generic-complex="system" style:font-pitch-complex="variable"/>
    </style:style>
    <style:style style:name="ListLabel_20_109" style:display-name="ListLabel 109" style:family="text">
      <style:text-properties style:font-name-complex="Symbol2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Symbol2" style:font-family-complex="Symbol" style:font-family-generic-complex="system" style:font-pitch-complex="variable"/>
    </style:style>
    <style:style style:name="ListLabel_20_111" style:display-name="ListLabel 111" style:family="text">
      <style:text-properties style:font-name-complex="Symbol2" style:font-family-complex="Symbol" style:font-family-generic-complex="system" style:font-pitch-complex="variable"/>
    </style:style>
    <style:style style:name="ListLabel_20_112" style:display-name="ListLabel 112" style:family="text">
      <style:text-properties style:font-name-complex="Symbol2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Symbol2" style:font-family-complex="Symbol" style:font-family-generic-complex="system" style:font-pitch-complex="variable"/>
    </style:style>
    <style:style style:name="ListLabel_20_114" style:display-name="ListLabel 114" style:family="text">
      <style:text-properties style:font-name-complex="Symbol2" style:font-family-complex="Symbol" style:font-family-generic-complex="system" style:font-pitch-complex="variable"/>
    </style:style>
    <style:style style:name="ListLabel_20_115" style:display-name="ListLabel 115" style:family="text">
      <style:text-properties fo:color="#0000ff" fo:font-size="10pt" style:text-underline-style="solid" style:text-underline-width="auto" style:text-underline-color="#0000ff" style:font-size-asian="10pt" style:font-size-complex="10pt"/>
    </style:style>
    <style:style style:name="ListLabel_20_116" style:display-name="ListLabel 116" style:family="text">
      <style:text-properties fo:font-size="10pt" fo:font-weight="normal" style:font-size-asian="10pt" style:font-weight-asian="normal" style:font-name-complex="Symbol2" style:font-family-complex="Symbol" style:font-family-generic-complex="system" style:font-pitch-complex="variable"/>
    </style:style>
    <style:style style:name="ListLabel_20_117" style:display-name="ListLabel 117" style:family="text">
      <style:text-properties style:font-name-complex="Symbol2" style:font-family-complex="Symbol" style:font-family-generic-complex="system" style:font-pitch-complex="variable"/>
    </style:style>
    <style:style style:name="ListLabel_20_118" style:display-name="ListLabel 118" style:family="text">
      <style:text-properties style:font-name-complex="Symbol2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Symbol2" style:font-family-complex="Symbol" style:font-family-generic-complex="system" style:font-pitch-complex="variable"/>
    </style:style>
    <style:style style:name="ListLabel_20_120" style:display-name="ListLabel 120" style:family="text">
      <style:text-properties style:font-name-complex="Symbol2" style:font-family-complex="Symbol" style:font-family-generic-complex="system" style:font-pitch-complex="variable"/>
    </style:style>
    <style:style style:name="ListLabel_20_121" style:display-name="ListLabel 121" style:family="text">
      <style:text-properties style:font-name-complex="Symbol2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Symbol2" style:font-family-complex="Symbol" style:font-family-generic-complex="system" style:font-pitch-complex="variable"/>
    </style:style>
    <style:style style:name="ListLabel_20_123" style:display-name="ListLabel 123" style:family="text">
      <style:text-properties style:font-name-complex="Symbol2" style:font-family-complex="Symbol" style:font-family-generic-complex="system" style:font-pitch-complex="variable"/>
    </style:style>
    <style:style style:name="ListLabel_20_124" style:display-name="ListLabel 124" style:family="text">
      <style:text-properties style:font-name-complex="Symbol2" style:font-family-complex="Symbol" style:font-family-generic-complex="system" style:font-pitch-complex="variable"/>
    </style:style>
    <style:style style:name="ListLabel_20_125" style:display-name="ListLabel 125" style:family="text">
      <style:text-properties fo:color="#0000ff" fo:font-size="10pt" style:text-underline-style="solid" style:text-underline-width="auto" style:text-underline-color="#0000ff" style:font-size-asian="10pt" style:font-size-complex="10pt"/>
    </style:style>
    <style:style style:name="ListLabel_20_126" style:display-name="ListLabel 126" style:family="text">
      <style:text-properties fo:font-size="10pt" fo:font-weight="normal" style:font-size-asian="10pt" style:font-weight-asian="normal" style:font-name-complex="Symbol2" style:font-family-complex="Symbol" style:font-family-generic-complex="system" style:font-pitch-complex="variable"/>
    </style:style>
    <style:style style:name="ListLabel_20_127" style:display-name="ListLabel 127" style:family="text">
      <style:text-properties style:font-name-complex="Symbol2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Symbol2" style:font-family-complex="Symbol" style:font-family-generic-complex="system" style:font-pitch-complex="variable"/>
    </style:style>
    <style:style style:name="ListLabel_20_129" style:display-name="ListLabel 129" style:family="text">
      <style:text-properties style:font-name-complex="Symbol2" style:font-family-complex="Symbol" style:font-family-generic-complex="system" style:font-pitch-complex="variable"/>
    </style:style>
    <style:style style:name="ListLabel_20_130" style:display-name="ListLabel 130" style:family="text">
      <style:text-properties style:font-name-complex="Symbol2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Symbol2" style:font-family-complex="Symbol" style:font-family-generic-complex="system" style:font-pitch-complex="variable"/>
    </style:style>
    <style:style style:name="ListLabel_20_132" style:display-name="ListLabel 132" style:family="text">
      <style:text-properties style:font-name-complex="Symbol2" style:font-family-complex="Symbol" style:font-family-generic-complex="system" style:font-pitch-complex="variable"/>
    </style:style>
    <style:style style:name="ListLabel_20_133" style:display-name="ListLabel 133" style:family="text">
      <style:text-properties style:font-name-complex="Symbol2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Symbol2" style:font-family-complex="Symbol" style:font-family-generic-complex="system" style:font-pitch-complex="variable"/>
    </style:style>
    <style:style style:name="ListLabel_20_135" style:display-name="ListLabel 135" style:family="text">
      <style:text-properties fo:color="#0000ff" fo:font-size="10pt" style:text-underline-style="solid" style:text-underline-width="auto" style:text-underline-color="#0000ff" style:font-size-asian="10pt" style:font-size-complex="10p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5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5in" fo:margin-left="3.5in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5in" fo:margin-left="4in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5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26" style:num-suffix="" text:bullet-char="">
        <style:list-level-properties text:list-level-position-and-space-mode="label-alignment">
          <style:list-level-label-alignment text:label-followed-by="listtab" text:list-tab-stop-position="0.4075in" fo:text-indent="-0.1575in" fo:margin-left="0.4075in"/>
        </style:list-level-properties>
        <style:text-properties style:font-name="Symbol1"/>
      </text:list-level-style-bullet>
      <text:list-level-style-bullet text:level="2" text:style-name="ListLabel_20_127" style:num-suffix="" text:bullet-char="">
        <style:list-level-properties text:list-level-position-and-space-mode="label-alignment">
          <style:list-level-label-alignment text:label-followed-by="listtab" text:list-tab-stop-position="0.5654in" fo:text-indent="-0.1575in" fo:margin-left="0.5654in"/>
        </style:list-level-properties>
        <style:text-properties style:font-name="Symbol1"/>
      </text:list-level-style-bullet>
      <text:list-level-style-bullet text:level="3" text:style-name="ListLabel_20_128" style:num-suffix="" text:bullet-char="">
        <style:list-level-properties text:list-level-position-and-space-mode="label-alignment">
          <style:list-level-label-alignment text:label-followed-by="listtab" text:list-tab-stop-position="0.722in" fo:text-indent="-0.1575in" fo:margin-left="0.722in"/>
        </style:list-level-properties>
        <style:text-properties style:font-name="Symbol1"/>
      </text:list-level-style-bullet>
      <text:list-level-style-bullet text:level="4" text:style-name="ListLabel_20_129" style:num-suffix="" text:bullet-char="">
        <style:list-level-properties text:list-level-position-and-space-mode="label-alignment">
          <style:list-level-label-alignment text:label-followed-by="listtab" text:list-tab-stop-position="0.8799in" fo:text-indent="-0.1575in" fo:margin-left="0.8799in"/>
        </style:list-level-properties>
        <style:text-properties style:font-name="Symbol1"/>
      </text:list-level-style-bullet>
      <text:list-level-style-bullet text:level="5" text:style-name="ListLabel_20_130" style:num-suffix="" text:bullet-char="">
        <style:list-level-properties text:list-level-position-and-space-mode="label-alignment">
          <style:list-level-label-alignment text:label-followed-by="listtab" text:list-tab-stop-position="1.0374in" fo:text-indent="-0.1575in" fo:margin-left="1.0374in"/>
        </style:list-level-properties>
        <style:text-properties style:font-name="Symbol1"/>
      </text:list-level-style-bullet>
      <text:list-level-style-bullet text:level="6" text:style-name="ListLabel_20_131" style:num-suffix="" text:bullet-char="">
        <style:list-level-properties text:list-level-position-and-space-mode="label-alignment">
          <style:list-level-label-alignment text:label-followed-by="listtab" text:list-tab-stop-position="1.1953in" fo:text-indent="-0.1575in" fo:margin-left="1.1953in"/>
        </style:list-level-properties>
        <style:text-properties style:font-name="Symbol1"/>
      </text:list-level-style-bullet>
      <text:list-level-style-bullet text:level="7" text:style-name="ListLabel_20_132" style:num-suffix="" text:bullet-char="">
        <style:list-level-properties text:list-level-position-and-space-mode="label-alignment">
          <style:list-level-label-alignment text:label-followed-by="listtab" text:list-tab-stop-position="1.352in" fo:text-indent="-0.1575in" fo:margin-left="1.352in"/>
        </style:list-level-properties>
        <style:text-properties style:font-name="Symbol1"/>
      </text:list-level-style-bullet>
      <text:list-level-style-bullet text:level="8" text:style-name="ListLabel_20_133" style:num-suffix="" text:bullet-char="">
        <style:list-level-properties text:list-level-position-and-space-mode="label-alignment">
          <style:list-level-label-alignment text:label-followed-by="listtab" text:list-tab-stop-position="1.5098in" fo:text-indent="-0.1575in" fo:margin-left="1.5098in"/>
        </style:list-level-properties>
        <style:text-properties style:font-name="Symbol1"/>
      </text:list-level-style-bullet>
      <text:list-level-style-bullet text:level="9" text:style-name="ListLabel_20_134" style:num-suffix="" text:bullet-char="">
        <style:list-level-properties text:list-level-position-and-space-mode="label-alignment">
          <style:list-level-label-alignment text:label-followed-by="listtab" text:list-tab-stop-position="1.6673in" fo:text-indent="-0.1575in" fo:margin-left="1.6673in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583in" fo:margin-bottom="0.1945in" fo:margin-left="0.9307in" fo:margin-right="0.9165in" style:writing-mode="lr-tb" style:layout-grid-color="#c0c0c0" style:layout-grid-lines="14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06:19:00</meta:creation-date>
    <dc:language>en-US</dc:language>
    <dc:date>2019-09-10T21:49:51.587871714</dc:date>
    <meta:editing-cycles>36</meta:editing-cycles>
    <meta:editing-duration>PT3H9M31S</meta:editing-duration>
    <meta:generator>LibreOffice/6.0.7.3$Linux_X86_64 LibreOffice_project/00m0$Build-3</meta:generator>
    <meta:document-statistic meta:table-count="0" meta:image-count="0" meta:object-count="0" meta:page-count="1" meta:paragraph-count="43" meta:word-count="395" meta:character-count="3698" meta:non-whitespace-character-count="238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